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FileProvider.parseUri( FileName base ,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FileProvider.setFileNameParser( FileNameParser par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ileProvider.AbstractFileProvi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ileProvider.getConfig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ileProvider.findFileSystem( final Comparable key , final FileSystemOptions fileSystemPro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FileProvider.closeFileSystem( final FileSystem filesyste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bstractFileProvider.freeUnusedResourc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bstractFileProvider.addFileSystem( final Comparable key , final FileSystem f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FileProvider.createFileSystem( final String scheme , final FileObject file , final FileSystemOptions 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ileProvider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FileProvider.getFileName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